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99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23ff23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dash" draw:stroke-dash="Line_20_Style_20_9" svg:stroke-width="0.1cm" draw:marker-start-width="0.35cm" draw:marker-end-width="0.35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80" draw:fill="solid" draw:fill-color="#000080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draw:fill="none" fo:min-height="0.289cm"/>
    </style:style>
    <style:style style:name="gr11" style:family="graphic" style:parent-style-name="standard">
      <style:graphic-properties draw:marker-start="Arrow" draw:marker-start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ff99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7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8" style:family="paragraph">
      <style:paragraph-properties fo:margin-left="0cm" fo:margin-right="0cm" fo:text-align="center" fo:text-indent="0cm"/>
      <style:text-properties fo:color="#ffff99" fo:font-size="14pt" style:font-size-asian="14pt" style:font-size-complex="14pt"/>
    </style:style>
    <style:style style:name="T1" style:family="text">
      <style:text-properties fo:color="#ffff99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ff99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4" draw:layer="layout" svg:width="5.5cm" svg:height="1cm" svg:x="6cm" svg:y="2.5cm">
          <text:p text:style-name="P1">Page of c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5" draw:layer="layout" svg:width="5.5cm" svg:height="1cm" svg:x="6cm" svg:y="3.5cm">
          <text:p text:style-name="P1">Version contr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3" draw:layer="layout" svg:width="5.5cm" svg:height="1cm" svg:x="6cm" svg:y="4.5cm">
          <text:p text:style-name="P1">Schedu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5cm" svg:height="1cm" svg:x="6cm" svg:y="1.5cm">
          <text:p text:style-name="P1"><text:span text:style-name="T1">R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2.5cm" svg:x="1cm" svg:y="1.5cm">
          <text:p text:style-name="P3"><text:span text:style-name="T2">Scraper-</text:span></text:p>
          <text:p text:style-name="P3"><text:span text:style-name="T2">writing</text:span></text:p>
          <text:p text:style-name="P3"><text:span text:style-name="T2">Us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id="id5" draw:layer="layout" svg:width="2.5cm" svg:height="1.5cm" svg:x="15.5cm" svg:y="11cm">
          <text:p text:style-name="P3"><text:span text:style-name="T2">Virtual </text:span></text:p>
          <text:p text:style-name="P3"><text:span text:style-name="T2">machine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5.5cm" svg:height="1cm" svg:x="6cm" svg:y="10cm">
          <text:p text:style-name="P1">Parse()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5.5cm" svg:height="1cm" svg:x="6cm" svg:y="11cm">
          <text:p text:style-name="P1">Version control</text:p>
          <draw:enhanced-geometry svg:viewBox="0 0 21600 21600" draw:type="rectangle" draw:enhanced-path="M 0 0 L 21600 0 21600 21600 0 21600 0 0 Z N"/>
        </draw:custom-shape>
        <draw:custom-shape draw:style-name="gr1" draw:text-style-name="P5" draw:id="id6" draw:layer="layout" svg:width="5.5cm" svg:height="1cm" svg:x="6cm" svg:y="9cm">
          <text:p text:style-name="P1">DoesApply()</text:p>
          <draw:enhanced-geometry svg:viewBox="0 0 21600 21600" draw:type="rectangle" draw:enhanced-path="M 0 0 L 21600 0 21600 21600 0 21600 0 0 Z N"/>
        </draw:custom-shape>
        <draw:custom-shape draw:style-name="gr2" draw:text-style-name="P2" draw:id="id18" draw:layer="layout" svg:width="5.5cm" svg:height="1cm" svg:x="6cm" svg:y="8cm">
          <text:p text:style-name="P1"><text:span text:style-name="T1">Detecto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id="id2" draw:layer="layout" svg:width="3.5cm" svg:height="1cm" svg:x="15cm" svg:y="1cm">
          <text:p text:style-name="P1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id="id9" draw:layer="layout" svg:width="5.5cm" svg:height="1cm" svg:x="6cm" svg:y="17.5cm">
          <text:p text:style-name="P1">Page of code</text:p>
          <draw:enhanced-geometry svg:viewBox="0 0 21600 21600" draw:type="rectangle" draw:enhanced-path="M 0 0 L 21600 0 21600 21600 0 21600 0 0 Z N"/>
        </draw:custom-shape>
        <draw:custom-shape draw:style-name="gr1" draw:text-style-name="P5" draw:id="id13" draw:layer="layout" svg:width="5.5cm" svg:height="1cm" svg:x="6cm" svg:y="18.5cm">
          <text:p text:style-name="P1">Model tables</text:p>
          <draw:enhanced-geometry svg:viewBox="0 0 21600 21600" draw:type="rectangle" draw:enhanced-path="M 0 0 L 21600 0 21600 21600 0 21600 0 0 Z N"/>
        </draw:custom-shape>
        <draw:custom-shape draw:style-name="gr1" draw:text-style-name="P5" draw:id="id10" draw:layer="layout" svg:width="5.5cm" svg:height="1cm" svg:x="6cm" svg:y="16.5cm">
          <text:p text:style-name="P1">List of detectors</text:p>
          <draw:enhanced-geometry svg:viewBox="0 0 21600 21600" draw:type="rectangle" draw:enhanced-path="M 0 0 L 21600 0 21600 21600 0 21600 0 0 Z N"/>
        </draw:custom-shape>
        <draw:custom-shape draw:style-name="gr2" draw:text-style-name="P2" draw:id="id19" draw:layer="layout" svg:width="5.5cm" svg:height="1cm" svg:x="6cm" svg:y="15.5cm">
          <text:p text:style-name="P1"><text:span text:style-name="T1">Collector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id="id20" draw:layer="layout" svg:width="5.5cm" svg:height="1cm" svg:x="6cm" svg:y="24cm">
          <text:p text:style-name="P1">Template</text:p>
          <draw:enhanced-geometry svg:viewBox="0 0 21600 21600" draw:type="rectangle" draw:enhanced-path="M 0 0 L 21600 0 21600 21600 0 21600 0 0 Z N"/>
        </draw:custom-shape>
        <draw:custom-shape draw:style-name="gr1" draw:text-style-name="P5" draw:id="id15" draw:layer="layout" svg:width="5.5cm" svg:height="1cm" svg:x="6cm" svg:y="25cm">
          <text:p text:style-name="P1">URL decoder</text:p>
          <draw:enhanced-geometry svg:viewBox="0 0 21600 21600" draw:type="rectangle" draw:enhanced-path="M 0 0 L 21600 0 21600 21600 0 21600 0 0 Z N"/>
        </draw:custom-shape>
        <draw:custom-shape draw:style-name="gr1" draw:text-style-name="P5" draw:id="id16" draw:layer="layout" svg:width="5.5cm" svg:height="1cm" svg:x="6cm" svg:y="23cm">
          <text:p text:style-name="P1">Viewer</text:p>
          <draw:enhanced-geometry svg:viewBox="0 0 21600 21600" draw:type="rectangle" draw:enhanced-path="M 0 0 L 21600 0 21600 21600 0 21600 0 0 Z N"/>
        </draw:custom-shape>
        <draw:custom-shape draw:style-name="gr2" draw:text-style-name="P2" draw:id="id22" draw:layer="layout" svg:width="5.5cm" svg:height="1cm" svg:x="6cm" svg:y="22cm">
          <text:p text:style-name="P1"><text:span text:style-name="T1">Ob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5cm" svg:height="0.5cm" svg:x="15cm" svg:y="6.5cm">
          <text:p text:style-name="P7"><text:span text:style-name="T4">URL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5cm" svg:height="0.5cm" svg:x="15cm" svg:y="7cm">
          <text:p text:style-name="P7"><text:span text:style-name="T4">Tex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5cm" svg:height="0.5cm" svg:x="15cm" svg:y="7.5cm">
          <text:p text:style-name="P7"><text:span text:style-name="T4">Scrapetime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id="id3" draw:layer="layout" svg:width="3.5cm" svg:height="1cm" svg:x="15cm" svg:y="5.5cm">
          <text:p text:style-name="P3"><text:span text:style-name="T5">Reading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5cm" svg:height="0.5cm" svg:x="15cm" svg:y="8cm">
          <text:p text:style-name="P7"><text:span text:style-name="T4">Attribut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id="id4" draw:layer="layout" svg:width="3.5cm" svg:height="0.5cm" svg:x="15cm" svg:y="8.5cm">
          <text:p text:style-name="P7"><text:span text:style-name="T4">Correc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id="id1" draw:layer="layout" svg:width="2.5cm" svg:height="1.5cm" svg:x="15.5cm" svg:y="3cm">
          <text:p text:style-name="P3"><text:span text:style-name="T2">Virtual </text:span></text:p>
          <text:p text:style-name="P3"><text:span text:style-name="T2">machine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8cm" svg:y1="3.75cm" svg:x2="18.5cm" svg:y2="1.5cm" draw:start-shape="id1" draw:start-glue-point="1" draw:end-shape="id2" svg:d="m18000 3750h1050v-2250h-550">
          <text:p/>
        </draw:connector>
        <draw:connector draw:style-name="gr9" draw:text-style-name="P5" draw:layer="layout" svg:x1="15cm" svg:y1="1.5cm" svg:x2="15.479cm" svg:y2="3.387cm" draw:start-shape="id2" draw:start-glue-point="3" svg:d="m15000 1500h-550v1887h1029">
          <text:p/>
        </draw:connector>
        <draw:frame draw:style-name="gr10" draw:text-style-name="P7" draw:layer="layout" svg:width="1.768cm" svg:height="0.78cm" svg:x="18.732cm" svg:y="2.22cm">
          <draw:text-box>
            <text:p text:style-name="P7"><text:span text:style-name="T4">URL</text:span></text:p>
          </draw:text-box>
        </draw:frame>
        <draw:frame draw:style-name="gr10" draw:text-style-name="P7" draw:layer="layout" svg:width="1.768cm" svg:height="0.78cm" svg:x="14.232cm" svg:y="2.22cm">
          <draw:text-box>
            <text:p text:style-name="P7"><text:span text:style-name="T4">HTML</text:span></text:p>
          </draw:text-box>
        </draw:frame>
        <draw:connector draw:style-name="gr9" draw:text-style-name="P5" draw:layer="layout" svg:x1="16.75cm" svg:y1="4.5cm" svg:x2="16.75cm" svg:y2="5.5cm" draw:start-shape="id1" draw:start-glue-point="2" draw:end-shape="id3" draw:end-glue-point="0" svg:d="m16750 4500v1000">
          <text:p/>
        </draw:connector>
        <draw:connector draw:style-name="gr9" draw:text-style-name="P5" draw:layer="layout" svg:x1="16.75cm" svg:y1="9cm" svg:x2="16.75cm" svg:y2="11cm" draw:start-shape="id4" draw:start-glue-point="2" draw:end-shape="id5" draw:end-glue-point="0" svg:d="m16750 9000v2000">
          <text:p/>
        </draw:connector>
        <draw:connector draw:style-name="gr8" draw:text-style-name="P4" draw:layer="layout" draw:type="line" svg:x1="11.5cm" svg:y1="9.5cm" svg:x2="16.749cm" svg:y2="9.71cm" draw:start-shape="id6" draw:start-glue-point="1" svg:d="m11500 9500 5249 210">
          <text:p text:style-name="P1"><text:span text:style-name="T2">when true</text:span></text:p>
          <text:p text:style-name="P1"><text:span text:style-name="T2"/></text:p>
        </draw:connector>
        <draw:custom-shape draw:style-name="gr7" draw:text-style-name="P8" draw:id="id7" draw:layer="layout" svg:width="3.5cm" svg:height="1.5cm" svg:x="15cm" svg:y="13.5cm">
          <text:p text:style-name="P3"><text:span text:style-name="T5">Key-Value</text:span></text:p>
          <text:p text:style-name="P3"><text:span text:style-name="T5">databas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16.75cm" svg:y1="12.5cm" svg:x2="16.75cm" svg:y2="13.5cm" draw:start-shape="id5" draw:start-glue-point="2" draw:end-shape="id7" svg:d="m16750 12500v1000">
          <text:p/>
        </draw:connector>
        <draw:custom-shape draw:style-name="gr4" draw:text-style-name="P4" draw:id="id8" draw:layer="layout" svg:width="2.5cm" svg:height="1.5cm" svg:x="15.5cm" svg:y="16.5cm">
          <text:p text:style-name="P3"><text:span text:style-name="T2">Virtual </text:span></text:p>
          <text:p text:style-name="P3"><text:span text:style-name="T2">machin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id="id11" draw:layer="layout" draw:type="line" svg:x1="16.75cm" svg:y1="15cm" svg:x2="16.75cm" svg:y2="16.5cm" draw:start-shape="id7" draw:start-glue-point="2" draw:end-shape="id8" draw:end-glue-point="0" svg:d="m16750 15000v1500">
          <text:p/>
        </draw:connector>
        <draw:connector draw:style-name="gr9" draw:text-style-name="P5" draw:layer="layout" draw:type="line" svg:x1="11.5cm" svg:y1="18cm" svg:x2="15.5cm" svg:y2="17.25cm" draw:start-shape="id9" draw:start-glue-point="1" draw:end-shape="id8" draw:end-glue-point="3" svg:d="m11500 18000 4000-750">
          <text:p/>
        </draw:connector>
        <draw:connector draw:style-name="gr8" draw:text-style-name="P4" draw:layer="layout" draw:type="line" svg:x1="11.5cm" svg:y1="17cm" svg:x2="16.75cm" svg:y2="15.75cm" draw:start-shape="id10" draw:start-glue-point="1" draw:end-shape="id11" draw:end-glue-point="0" svg:d="m11500 17000 5250-1250">
          <text:p text:style-name="P1"><text:span text:style-name="T2">filters</text:span></text:p>
          <text:p text:style-name="P1"><text:span text:style-name="T2"/></text:p>
        </draw:connector>
        <draw:custom-shape draw:style-name="gr1" draw:text-style-name="P5" draw:layer="layout" svg:width="5.5cm" svg:height="1cm" svg:x="6cm" svg:y="19.5cm">
          <text:p text:style-name="P1">Version control</text:p>
          <draw:enhanced-geometry svg:viewBox="0 0 21600 21600" draw:type="rectangle" draw:enhanced-path="M 0 0 L 21600 0 21600 21600 0 21600 0 0 Z N"/>
        </draw:custom-shape>
        <draw:custom-shape draw:style-name="gr7" draw:text-style-name="P8" draw:id="id12" draw:layer="layout" svg:width="3.5cm" svg:height="1.5cm" svg:x="15cm" svg:y="19.5cm">
          <text:p text:style-name="P3"><text:span text:style-name="T5">Model</text:span></text:p>
          <text:p text:style-name="P3"><text:span text:style-name="T5">databas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16.75cm" svg:y1="18cm" svg:x2="16.75cm" svg:y2="19.5cm" draw:start-shape="id8" draw:start-glue-point="2" draw:end-shape="id12" draw:end-glue-point="0" svg:d="m16750 18000v1500">
          <text:p/>
        </draw:connector>
        <draw:connector draw:style-name="gr9" draw:text-style-name="P5" draw:layer="layout" draw:type="line" svg:x1="11.5cm" svg:y1="19cm" svg:x2="15cm" svg:y2="20.25cm" draw:start-shape="id13" draw:start-glue-point="1" draw:end-shape="id12" draw:end-glue-point="3" svg:d="m11500 19000 3500 1250">
          <text:p/>
        </draw:connector>
        <draw:custom-shape draw:style-name="gr4" draw:text-style-name="P4" draw:id="id17" draw:layer="layout" svg:width="2.5cm" svg:height="1.5cm" svg:x="15.5cm" svg:y="22.5cm">
          <text:p text:style-name="P3"><text:span text:style-name="T2">Virtual </text:span></text:p>
          <text:p text:style-name="P3"><text:span text:style-name="T2">machin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4" draw:layer="layout" svg:width="3.5cm" svg:height="1.5cm" svg:x="15cm" svg:y="26cm">
          <text:p text:style-name="P3"><text:span text:style-name="T2">Web browsing</text:span></text:p>
          <text:p text:style-name="P3"><text:span text:style-name="T2">User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15cm" svg:y1="26.75cm" svg:x2="11.5cm" svg:y2="25.5cm" draw:start-shape="id14" draw:start-glue-point="3" draw:end-shape="id15" svg:d="m15000 26750-3500-1250">
          <text:p text:style-name="P1">URL</text:p>
          <text:p text:style-name="P1"/>
        </draw:connector>
        <draw:connector draw:style-name="gr8" draw:text-style-name="P4" draw:id="id21" draw:layer="layout" draw:type="line" svg:x1="11.5cm" svg:y1="23.5cm" svg:x2="15.5cm" svg:y2="23.25cm" draw:start-shape="id16" draw:start-glue-point="1" draw:end-shape="id17" draw:end-glue-point="3" svg:d="m11500 23500 4000-250">
          <text:p text:style-name="P1"><text:span text:style-name="T2">Django</text:span></text:p>
          <text:p text:style-name="P1"><text:span text:style-name="T2"/></text:p>
        </draw:connector>
        <draw:connector draw:style-name="gr9" draw:text-style-name="P5" draw:layer="layout" draw:type="line" svg:x1="16.75cm" svg:y1="21cm" svg:x2="16.75cm" svg:y2="22.5cm" draw:start-shape="id12" draw:start-glue-point="2" draw:end-shape="id17" draw:end-glue-point="0" svg:d="m16750 21000v1500">
          <text:p/>
        </draw:connector>
        <draw:connector draw:style-name="gr8" draw:text-style-name="P5" draw:layer="layout" draw:type="line" svg:x1="16.75cm" svg:y1="24cm" svg:x2="16.75cm" svg:y2="26cm" draw:start-shape="id17" draw:start-glue-point="2" draw:end-shape="id14" draw:end-glue-point="0" svg:d="m16750 24000v2000">
          <text:p text:style-name="P1"><text:s text:c="7"/>html</text:p>
        </draw:connector>
        <draw:custom-shape draw:style-name="gr3" draw:text-style-name="P4" draw:layer="layout" svg:width="2.5cm" svg:height="2.5cm" svg:x="1cm" svg:y="7.5cm">
          <text:p text:style-name="P3"><text:span text:style-name="T2">Parser-</text:span></text:p>
          <text:p text:style-name="P3"><text:span text:style-name="T2">writing</text:span></text:p>
          <text:p text:style-name="P3"><text:span text:style-name="T2">Us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2.5cm" svg:x="1cm" svg:y="15.5cm">
          <text:p text:style-name="P3"><text:span text:style-name="T2">Database-</text:span></text:p>
          <text:p text:style-name="P3"><text:span text:style-name="T2">importing</text:span></text:p>
          <text:p text:style-name="P3"><text:span text:style-name="T2">Us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2.5cm" svg:x="1cm" svg:y="22cm">
          <text:p text:style-name="P3"><text:span text:style-name="T2">Data</text:span></text:p>
          <text:p text:style-name="P3"><text:span text:style-name="T2">presenting</text:span></text:p>
          <text:p text:style-name="P3"><text:span text:style-name="T2">User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3.5cm" svg:y1="2cm" svg:x2="6cm" svg:y2="2cm">
          <text:p text:style-name="P1">edit</text:p>
          <text:p text:style-name="P1"/>
        </draw:line>
        <draw:connector draw:style-name="gr8" draw:text-style-name="P5" draw:layer="layout" draw:type="line" svg:x1="3.519cm" svg:y1="8.07cm" svg:x2="6cm" svg:y2="8.5cm" draw:end-shape="id18" draw:end-glue-point="3" svg:d="m3519 8070 2481 430">
          <text:p text:style-name="P1">edit</text:p>
          <text:p text:style-name="P1"/>
        </draw:connector>
        <draw:connector draw:style-name="gr8" draw:text-style-name="P5" draw:layer="layout" draw:type="line" svg:x1="3.572cm" svg:y1="16.14cm" svg:x2="6cm" svg:y2="16cm" draw:end-shape="id19" svg:d="m3572 16140 2428-140">
          <text:p text:style-name="P1">edit</text:p>
          <text:p text:style-name="P1"/>
        </draw:connector>
        <draw:connector draw:style-name="gr9" draw:text-style-name="P5" draw:layer="layout" draw:type="line" svg:x1="11.5cm" svg:y1="24.5cm" svg:x2="13.25cm" svg:y2="23.375cm" draw:start-shape="id20" draw:start-glue-point="1" draw:end-shape="id21" draw:end-glue-point="0" svg:d="m11500 24500 1750-1125">
          <text:p/>
        </draw:connector>
        <draw:connector draw:style-name="gr8" draw:text-style-name="P5" draw:layer="layout" draw:type="line" svg:x1="3.519cm" svg:y1="22.41cm" svg:x2="6cm" svg:y2="22.5cm" draw:end-shape="id22" svg:d="m3519 22410 2481 90">
          <text:p text:style-name="P1">edit</text:p>
          <text:p text:style-name="P1"/>
        </draw:connector>
        <draw:connector draw:style-name="gr9" draw:text-style-name="P5" draw:layer="layout" draw:type="line" svg:x1="11.5cm" svg:y1="5cm" svg:x2="13.489cm" svg:y2="3.484cm" draw:start-shape="id23" draw:start-glue-point="1" svg:d="m11500 5000 1989-1516">
          <text:p/>
        </draw:connector>
        <draw:connector draw:style-name="gr9" draw:text-style-name="P5" draw:layer="layout" svg:x1="6cm" svg:y1="3cm" svg:x2="6cm" svg:y2="4cm" draw:start-shape="id24" draw:start-glue-point="3" draw:end-shape="id25" draw:end-glue-point="3" svg:d="m6000 3000h-500v1000h500">
          <text:p/>
        </draw:connector>
        <draw:custom-shape draw:style-name="gr7" draw:text-style-name="P8" draw:layer="layout" svg:width="4.5cm" svg:height="1.5cm" svg:x="6.5cm" svg:y="13cm">
          <text:p text:style-name="P3"><text:span text:style-name="T5">Dashboard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6.5cm" svg:y1="14cm" svg:x2="3cm" svg:y2="10cm">
          <text:p/>
        </draw:line>
        <draw:line draw:style-name="gr8" draw:text-style-name="P4" draw:layer="layout" svg:x1="11.5cm" svg:y1="10.5cm" svg:x2="15.5cm" svg:y2="11.5cm">
          <text:p text:style-name="P1"><text:span text:style-name="T2">executes on</text:span></text:p>
          <text:p text:style-name="P1"><text:span text:style-name="T2"/></text:p>
        </draw:line>
        <draw:line draw:style-name="gr8" draw:text-style-name="P4" draw:layer="layout" svg:x1="11.5cm" svg:y1="3cm" svg:x2="15.5cm" svg:y2="4cm">
          <text:p text:style-name="P1"><text:span text:style-name="T2">executes on</text:span></text:p>
          <text:p text:style-name="P1"><text:span text:style-name="T2"/></text:p>
        </draw:line>
        <draw:line draw:style-name="gr11" draw:text-style-name="P4" draw:layer="layout" svg:x1="11cm" svg:y1="14cm" svg:x2="15.5cm" svg:y2="12cm">
          <text:p text:style-name="P1"><text:span text:style-name="T2">errors</text:span></text:p>
          <text:p text:style-name="P1"><text:span text:style-name="T2"/></text:p>
        </draw:line>
        <draw:line draw:style-name="gr9" draw:text-style-name="P5" draw:layer="layout" svg:x1="15cm" svg:y1="6cm" svg:x2="11.5cm" svg:y2="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ulian Todd</meta:initial-creator>
    <meta:creation-date>2009-07-20T06:12:46</meta:creation-date>
    <dc:creator>Julian Todd</dc:creator>
    <dc:date>2009-07-20T09:01:33</dc:date>
    <meta:editing-cycles>2</meta:editing-cycles>
    <meta:editing-duration>PT1H1M36S</meta:editing-duration>
    <meta:user-defined meta:name="Info 1"/>
    <meta:user-defined meta:name="Info 2"/>
    <meta:user-defined meta:name="Info 3"/>
    <meta:user-defined meta:name="Info 4"/>
    <meta:document-statistic meta:object-count="65"/>
  </office:meta>
</office:document-meta>
</file>